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69000001CFE8C2D8B3A9D2A862.png" manifest:media-type="image/png"/>
  <manifest:file-entry manifest:full-path="Pictures/20000002000001CF0000015B5A23C5B672C7D200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76cm" fo:min-width="0cm" fo:padding-top="0.139cm" fo:padding-bottom="0.139cm" fo:padding-left="0.264cm" fo:padding-right="0.2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333cm" svg:height="12.24cm" svg:x="2.333cm" svg:y="8.729cm">
          <draw:image xlink:href="Pictures/20000002000001CF0000015B5A23C5B672C7D200.eps" xlink:type="simple" xlink:show="embed" xlink:actuate="onLoad" loext:mime-type="image/x-svm">
            <text:p/>
          </draw:image>
          <draw:image xlink:href="Pictures/1000020000000269000001CFE8C2D8B3A9D2A862.png" xlink:type="simple" xlink:show="embed" xlink:actuate="onLoad" loext:mime-type="image/png"/>
        </draw:frame>
        <draw:custom-shape draw:style-name="gr2" draw:text-style-name="P3" draw:layer="layout" svg:width="0.5cm" svg:height="0.5cm" svg:x="5.9cm" svg:y="17.5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5cm" svg:height="0.5cm" svg:x="5cm" svg:y="18.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5cm" svg:height="0.5cm" svg:x="4.8cm" svg:y="13.9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5cm" svg:height="0.5cm" svg:x="15.3cm" svg:y="14.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5cm" svg:height="0.5cm" svg:x="5.9cm" svg:y="14.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5cm" svg:height="0.5cm" svg:x="5.7cm" svg:y="10.7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11T13:47:49.816133995</dc:date>
    <meta:editing-duration>PT6S</meta:editing-duration>
    <meta:editing-cycles>1</meta:editing-cycles>
    <meta:document-statistic meta:object-count="7"/>
    <meta:generator>LibreOffice/6.4.7.2$Linux_X86_64 LibreOffice_project/40$Build-2</meta:generator>
  </office:meta>
</office:document-meta>
</file>